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brynnaw Team name: gitpub Today's date: 10/12/2016</text:p>
      <text:h text:style-name="Heading_20_1" text:outline-level="1">What tools have you we worked with so far in this class?</text:h>
      <text:p text:style-name="First_20_paragraph">We have worked with <text:span text:style-name="T3">all</text:span> of these tools: * GitHub * Cloud9 * Markdown * CSS * HTML</text:p>
      <text:h text:style-name="Heading_20_2" text:outline-level="2">Which have you found most potentially useful?</text:h>
      <text:p text:style-name="First_20_paragraph">I've found that knowledge of <text:span text:style-name="T4">GitHub</text:span> has been the most useful because it can incorporate into it usage of all the other tools mentioned before.</text:p>
      <text:h text:style-name="Heading_20_3" text:outline-level="3">Why?</text:h>
      <text:p text:style-name="First_20_paragraph">GitHub has the power to keep track of all the different versions of code that one could accumulate when working on a project.</text:p>
      <text:h text:style-name="Heading_20_1" text:outline-level="1">What tools have been the most difficult to learn?</text:h>
      <text:p text:style-name="First_20_paragraph">Keeping track of all of the different markup languages can be hard sometimes.</text:p>
      <text:h text:style-name="Heading_20_2" text:outline-level="2">Why have they been particularly difficult to learn and use?</text:h>
      <text:p text:style-name="First_20_paragraph">For instance, Markdown, HTML, and CSS <text:span text:style-name="T5">all</text:span> have similar functions but they are executed by different commands.</text:p>
      <text:h text:style-name="Heading_20_1" text:outline-level="1">What tools would you like to learn more about?</text:h>
      <text:p text:style-name="First_20_paragraph">I'd love to learn more about CSS to be able to add cool features to a website.</text:p>
      <text:p text:style-name="Horizontal_20_Line"/>
      <text:p text:style-name="First_20_paragraph"><text:span text:style-name="T6">When</text:span><text:span text:style-name="T7"> </text:span><text:span text:style-name="T8">you</text:span><text:span text:style-name="T9"> </text:span><text:span text:style-name="T10">are</text:span><text:span text:style-name="T11"> </text:span><text:span text:style-name="T12">finished</text:span><text:span text:style-name="T13"> </text:span><text:span text:style-name="T14">with</text:span><text:span text:style-name="T15"> </text:span><text:span text:style-name="T16">the</text:span><text:span text:style-name="T17"> </text:span><text:span text:style-name="T18">questions</text:span><text:span text:style-name="T19"> </text:span><text:span text:style-name="T20">in</text:span><text:span text:style-name="T21"> </text:span><text:span text:style-name="T22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